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333333" draw:marker-start-width="0.427cm" draw:marker-end-width="0.427cm" draw:fill="none" draw:fill-color="#00cc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color="#729fcf" draw:fill="none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729fcf" draw:marker-end="Arrow" draw:marker-end-width="0.3cm" draw:fill="none" draw:fill-color="#729fcf" draw:textarea-vertical-align="middle"/>
    </style:style>
    <style:style style:name="gr4" style:family="graphic" style:parent-style-name="standard">
      <style:graphic-properties svg:stroke-width="0.102cm" svg:stroke-color="#333333" draw:marker-start-width="0.352cm" draw:marker-end-width="0.352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>
      <style:graphic-properties svg:stroke-width="0.152cm" svg:stroke-color="#333333" draw:marker-start-width="0.427cm" draw:marker-end-width="0.427cm" draw:fill="none" draw:fill-color="#00ccff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>
      <style:graphic-properties svg:stroke-color="#729fcf" draw:fill="none" draw:fill-color="#729fcf" draw:textarea-horizontal-align="justify" draw:textarea-vertical-align="middle" draw:auto-grow-height="false"/>
    </style:style>
    <style:style style:name="gr8" style:family="graphic">
      <style:graphic-properties svg:stroke-width="0.102cm" svg:stroke-color="#333333" draw:marker-start-width="0.352cm" draw:marker-end-width="0.352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52cm" svg:stroke-color="#000000" draw:marker-start-width="0.427cm" draw:marker-end-width="0.427cm" draw:fill="solid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051cm" svg:stroke-color="#333333" draw:marker-start-width="0.276cm" draw:marker-end="Arrow" draw:marker-end-width="0.376cm" draw:fill="none" draw:fill-color="#729fcf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font-size="16pt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1.178cm" svg:x="2.032cm" svg:y="0.762cm">
          <text:p text:style-name="P1"><text:span text:style-name="T1">MATLA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2cm" svg:height="1.18cm" svg:x="10.706cm" svg:y="3.962cm">
          <text:p text:style-name="P2"><text:span text:style-name="T2">Graph Coloring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96cm" svg:y1="3.312cm" svg:x2="12.7cm" svg:y2="3.962cm">
          <text:p/>
        </draw:line>
        <draw:custom-shape draw:style-name="gr2" draw:text-style-name="P4" draw:layer="layout" svg:width="6.412cm" svg:height="3.048cm" svg:x="10.498cm" svg:y="7.728cm">
          <text:p text:style-name="P2"><text:span text:style-name="T2">Compute</text:span></text:p>
          <text:p text:style-name="P2"><text:span text:style-name="T2">Potentially Required </text:span></text:p>
          <text:p text:style-name="P2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cm" svg:height="3.048cm" svg:x="10.344cm" svg:y="13.3cm">
          <text:p text:style-name="P2"><text:span text:style-name="T2">Compute</text:span></text:p>
          <text:p text:style-name="P2"><text:span text:style-name="T2">Additionally Required </text:span></text:p>
          <text:p text:style-name="P2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112cm" svg:height="18.634cm" svg:x="2.032cm" svg:y="1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2cm" svg:height="1.18cm" svg:x="2.624cm" svg:y="2.132cm">
          <text:p text:style-name="P2"><text:span text:style-name="T2">Spars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542cm" svg:height="3.048cm" svg:x="2.348cm" svg:y="17.1cm">
          <text:p text:style-name="P2"><text:span text:style-name="T2">Solve Linear System</text:span></text:p>
          <text:p text:style-name="P2"><text:span text:style-name="T2">With the computed</text:span></text:p>
          <text:p text:style-name="P2"><text:span text:style-name="T2">Preconditio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1cm" svg:height="1.086cm" svg:x="2.286cm" svg:y="5.88cm">
          <text:p text:style-name="P2"><text:span text:style-name="T2">Intermediate Ste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46cm" svg:y1="5.142cm" svg:x2="5.588cm" svg:y2="5.88cm">
          <text:p/>
        </draw:line>
        <draw:line draw:style-name="gr3" draw:text-style-name="P3" draw:layer="layout" svg:x1="5.842cm" svg:y1="6.966cm" svg:x2="12.7cm" svg:y2="7.728cm">
          <text:p/>
        </draw:line>
        <draw:custom-shape draw:style-name="gr2" draw:text-style-name="P2" draw:layer="layout" svg:width="6.51cm" svg:height="1.086cm" svg:x="2.286cm" svg:y="11.58cm">
          <text:p text:style-name="P2"><text:span text:style-name="T2">Intermediate Ste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46cm" svg:y1="10.842cm" svg:x2="6.096cm" svg:y2="11.58cm">
          <text:p/>
        </draw:line>
        <draw:line draw:style-name="gr3" draw:text-style-name="P3" draw:layer="layout" svg:x1="5.842cm" svg:y1="12.666cm" svg:x2="12.7cm" svg:y2="13.3cm">
          <text:p/>
        </draw:line>
        <draw:line draw:style-name="gr3" draw:text-style-name="P3" draw:layer="layout" svg:x1="12.954cm" svg:y1="16.348cm" svg:x2="6.35cm" svg:y2="17.1cm">
          <text:p/>
        </draw:line>
        <draw:custom-shape draw:style-name="gr4" draw:text-style-name="P3" draw:layer="layout" svg:width="7.394cm" svg:height="18.634cm" svg:x="10.132cm" svg:y="1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94cm" svg:height="1.178cm" svg:x="10.132cm" svg:y="0.762cm">
          <text:p text:style-name="P1"><text:span text:style-name="T1">C/C++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1" draw:layer="Layout" svg:width="7.112cm" svg:height="1.178cm" svg:x="9.622cm" svg:y="14.732cm">
          <text:p text:style-name="P1"><text:span text:style-name="T1">MATLA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392cm" svg:height="1.18cm" svg:x="1.906cm" svg:y="6.402cm">
          <text:p text:style-name="P2"><text:span text:style-name="T2">Graph Colo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74cm" svg:height="3.048cm" svg:x="1.398cm" svg:y="8.168cm">
          <text:p text:style-name="P5"><text:span text:style-name="T2">Compute</text:span></text:p>
          <text:p text:style-name="P5"><text:span text:style-name="T2">Potentially Required </text:span></text:p>
          <text:p text:style-name="P5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7.182cm" svg:height="3.048cm" svg:x="1.244cm" svg:y="11.94cm">
          <text:p text:style-name="P5"><text:span text:style-name="T2">Compute</text:span></text:p>
          <text:p text:style-name="P5"><text:span text:style-name="T2">Additionally Required </text:span></text:p>
          <text:p text:style-name="P5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392cm" svg:height="1.18cm" svg:x="1.924cm" svg:y="4.672cm">
          <text:p text:style-name="P2"><text:span text:style-name="T2">Sparsif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648cm" svg:height="14.57cm" svg:x="1.032cm" svg:y="4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648cm" svg:height="1.178cm" svg:x="1.032cm" svg:y="3.302cm">
          <text:p text:style-name="P1"><text:span text:style-name="T1">C/C++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542cm" svg:height="3.048cm" svg:x="1.548cm" svg:y="15.54cm">
          <text:p text:style-name="P6"><text:span text:style-name="T3">Solve Linear System</text:span></text:p>
          <text:p text:style-name="P6"><text:span text:style-name="T3">With the computed</text:span></text:p>
          <text:p text:style-name="P6"><text:span text:style-name="T3">Preconditio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7.112cm" svg:height="3.048cm" svg:x="9.622cm" svg:y="16.002cm">
          <text:p text:style-name="P5"><text:span text:style-name="T2">Solve Linear System</text:span></text:p>
          <text:p text:style-name="P5"><text:span text:style-name="T2">With the computed</text:span></text:p>
          <text:p text:style-name="P5"><text:span text:style-name="T2">Preconditio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43cm" svg:height="1.178cm" svg:x="9.622cm" svg:y="3.302cm">
          <text:p text:style-name="P1"><text:span text:style-name="T1">Java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366cm" svg:height="3.048cm" svg:x="9.622cm" svg:y="4.602cm">
          <text:p text:style-name="P5"><text:span text:style-name="T2">Result Comparison</text:span></text:p>
          <text:p text:style-name="P5"><text:span text:style-name="T2">and</text:span></text:p>
          <text:p text:style-name="P5"><text:span text:style-name="T2">Vis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6.858cm" svg:height="0.962cm" svg:x="9.822cm" svg:y="10.46cm">
          <draw:text-box>
            <text:p text:style-name="P7"><text:span text:style-name="T4">$ PreCol Coloring ...</text:span></text:p>
          </draw:text-box>
        </draw:frame>
        <draw:line draw:style-name="gr10" draw:text-style-name="P3" draw:layer="layout" svg:x1="13.178cm" svg:y1="13.97cm" svg:x2="13.178cm" svg:y2="12.192cm">
          <text:p/>
        </draw:line>
        <draw:line draw:style-name="gr10" draw:text-style-name="P3" draw:layer="layout" svg:x1="13.178cm" svg:y1="7.971cm" svg:x2="13.178cm" svg:y2="9.96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6:06:35.628089418</meta:creation-date>
    <dc:date>2016-07-30T17:14:33.834589677</dc:date>
    <meta:editing-duration>PT35M36S</meta:editing-duration>
    <meta:editing-cycles>2</meta:editing-cycles>
    <meta:generator>LibreOffice/4.2.8.2$Linux_X86_64 LibreOffice_project/420m0$Build-2</meta:generator>
    <meta:document-statistic meta:object-count="56"/>
  </office:meta>
</office:document-meta>
</file>